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Text_20_body">
      <style:text-properties officeooo:paragraph-rsid="0013a7cf"/>
    </style:style>
    <style:style style:name="P14" style:family="paragraph" style:parent-style-name="Text_20_body">
      <style:text-properties officeooo:rsid="002b105e" officeooo:paragraph-rsid="002b105e"/>
    </style:style>
    <style:style style:name="P15" style:family="paragraph" style:parent-style-name="Text_20_body">
      <style:text-properties fo:font-weight="normal" officeooo:rsid="002f84dd" officeooo:paragraph-rsid="002b105e" style:font-weight-asian="normal" style:font-weight-complex="normal"/>
    </style:style>
    <style:style style:name="P16" style:family="paragraph" style:parent-style-name="Text_20_body">
      <style:text-properties officeooo:rsid="002f84dd" officeooo:paragraph-rsid="002f84dd"/>
    </style:style>
    <style:style style:name="P17" style:family="paragraph" style:parent-style-name="Text_20_body">
      <style:text-properties officeooo:rsid="0039f3f1" officeooo:paragraph-rsid="0039f3f1"/>
    </style:style>
    <style:style style:name="P18" style:family="paragraph" style:parent-style-name="Text_20_body">
      <style:text-properties officeooo:rsid="003c202b" officeooo:paragraph-rsid="003c202b"/>
    </style:style>
    <style:style style:name="P19" style:family="paragraph" style:parent-style-name="Text_20_body">
      <style:text-properties officeooo:paragraph-rsid="003dd6c2"/>
    </style:style>
    <style:style style:name="P20" style:family="paragraph" style:parent-style-name="Heading_20_2">
      <style:text-properties officeooo:rsid="00071cdf" officeooo:paragraph-rsid="00071cdf"/>
    </style:style>
    <style:style style:name="P21" style:family="paragraph" style:parent-style-name="Text_20_body" style:list-style-name="L1">
      <style:text-properties officeooo:rsid="0008e3bc" officeooo:paragraph-rsid="0008e3bc"/>
    </style:style>
    <style:style style:name="P22" style:family="paragraph" style:parent-style-name="Text_20_body" style:list-style-name="L2">
      <style:text-properties officeooo:rsid="000b7df3" officeooo:paragraph-rsid="000b7df3"/>
    </style:style>
    <style:style style:name="P23" style:family="paragraph" style:parent-style-name="Text_20_body" style:list-style-name="L3">
      <style:text-properties officeooo:rsid="000b7df3" officeooo:paragraph-rsid="000b7df3"/>
    </style:style>
    <style:style style:name="P24" style:family="paragraph" style:parent-style-name="Text_20_body" style:list-style-name="L2">
      <style:text-properties officeooo:rsid="000d17f8" officeooo:paragraph-rsid="000dc431"/>
    </style:style>
    <style:style style:name="P25" style:family="paragraph" style:parent-style-name="Text_20_body" style:list-style-name="L3">
      <style:text-properties officeooo:rsid="000d17f8" officeooo:paragraph-rsid="000d17f8"/>
    </style:style>
    <style:style style:name="P26" style:family="paragraph" style:parent-style-name="Text_20_body" style:list-style-name="L4">
      <style:text-properties officeooo:rsid="000d17f8" officeooo:paragraph-rsid="000d17f8"/>
    </style:style>
    <style:style style:name="P27" style:family="paragraph" style:parent-style-name="Text_20_body" style:list-style-name="L3">
      <style:text-properties officeooo:paragraph-rsid="000b7df3"/>
    </style:style>
    <style:style style:name="P28" style:family="paragraph" style:parent-style-name="Text_20_body" style:list-style-name="L3">
      <style:text-properties officeooo:rsid="000532cd" officeooo:paragraph-rsid="00071cdf"/>
    </style:style>
    <style:style style:name="P29" style:family="paragraph" style:parent-style-name="Text_20_body" style:list-style-name="L3">
      <style:text-properties officeooo:rsid="00062d5e" officeooo:paragraph-rsid="00071cdf"/>
    </style:style>
    <style:style style:name="P30" style:family="paragraph" style:parent-style-name="Text_20_body" style:list-style-name="L3">
      <style:text-properties officeooo:rsid="0008595b" officeooo:paragraph-rsid="00071cdf"/>
    </style:style>
    <style:style style:name="P31" style:family="paragraph" style:parent-style-name="Text_20_body">
      <style:text-properties officeooo:paragraph-rsid="003f3d1b"/>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bold" officeooo:rsid="002b105e" style:font-weight-asian="bold" style:font-weight-complex="bold"/>
    </style:style>
    <style:style style:name="T16" style:family="text">
      <style:text-properties fo:font-weight="bold" officeooo:rsid="003dd6c2" style:font-weight-asian="bold" style:font-weight-complex="bold"/>
    </style:style>
    <style:style style:name="T17" style:family="text">
      <style:text-properties fo:font-weight="bold" officeooo:rsid="0042c7f9" style:font-weight-asian="bold" style:font-weight-complex="bold"/>
    </style:style>
    <style:style style:name="T18" style:family="text">
      <style:text-properties fo:font-weight="bold" officeooo:rsid="003f3d1b"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30b26" style:font-weight-asian="normal" style:font-weight-complex="normal"/>
    </style:style>
    <style:style style:name="T21" style:family="text">
      <style:text-properties fo:font-weight="normal" officeooo:rsid="00153dde" style:font-weight-asian="normal" style:font-weight-complex="normal"/>
    </style:style>
    <style:style style:name="T22" style:family="text">
      <style:text-properties fo:font-weight="normal" officeooo:rsid="0016d002" style:font-weight-asian="normal" style:font-weight-complex="normal"/>
    </style:style>
    <style:style style:name="T23" style:family="text">
      <style:text-properties fo:font-weight="normal" officeooo:rsid="0013a7cf" style:font-weight-asian="normal" style:font-weight-complex="normal"/>
    </style:style>
    <style:style style:name="T24" style:family="text">
      <style:text-properties fo:font-weight="normal" officeooo:rsid="00193d27" style:font-weight-asian="normal" style:font-weight-complex="normal"/>
    </style:style>
    <style:style style:name="T25" style:family="text">
      <style:text-properties fo:font-weight="normal" officeooo:rsid="001a064c" style:font-weight-asian="normal" style:font-weight-complex="normal"/>
    </style:style>
    <style:style style:name="T26" style:family="text">
      <style:text-properties fo:font-weight="normal" officeooo:rsid="001a8c96" style:font-weight-asian="normal" style:font-weight-complex="normal"/>
    </style:style>
    <style:style style:name="T27" style:family="text">
      <style:text-properties fo:font-weight="normal" officeooo:rsid="001cf1da" style:font-weight-asian="normal" style:font-weight-complex="normal"/>
    </style:style>
    <style:style style:name="T28" style:family="text">
      <style:text-properties fo:font-weight="normal" officeooo:rsid="001e59c1" style:font-weight-asian="normal" style:font-weight-complex="normal"/>
    </style:style>
    <style:style style:name="T29" style:family="text">
      <style:text-properties fo:font-weight="normal" officeooo:rsid="001f5cad" style:font-weight-asian="normal" style:font-weight-complex="normal"/>
    </style:style>
    <style:style style:name="T30" style:family="text">
      <style:text-properties fo:font-weight="normal" officeooo:rsid="0020aea1" style:font-weight-asian="normal" style:font-weight-complex="normal"/>
    </style:style>
    <style:style style:name="T31" style:family="text">
      <style:text-properties fo:font-weight="normal" officeooo:rsid="00236e25" style:font-weight-asian="normal" style:font-weight-complex="normal"/>
    </style:style>
    <style:style style:name="T32" style:family="text">
      <style:text-properties fo:font-weight="normal" officeooo:rsid="002493d0" style:font-weight-asian="normal" style:font-weight-complex="normal"/>
    </style:style>
    <style:style style:name="T33" style:family="text">
      <style:text-properties fo:font-weight="normal" officeooo:rsid="002613bb" style:font-weight-asian="normal" style:font-weight-complex="normal"/>
    </style:style>
    <style:style style:name="T34" style:family="text">
      <style:text-properties fo:font-weight="normal" officeooo:rsid="00267fb7" style:font-weight-asian="normal" style:font-weight-complex="normal"/>
    </style:style>
    <style:style style:name="T35" style:family="text">
      <style:text-properties fo:font-weight="normal" officeooo:rsid="0027e418" style:font-weight-asian="normal" style:font-weight-complex="normal"/>
    </style:style>
    <style:style style:name="T36" style:family="text">
      <style:text-properties fo:font-weight="normal" officeooo:rsid="0029d49c" style:font-weight-asian="normal" style:font-weight-complex="normal"/>
    </style:style>
    <style:style style:name="T37" style:family="text">
      <style:text-properties fo:font-weight="normal" officeooo:rsid="002ae572" style:font-weight-asian="normal" style:font-weight-complex="normal"/>
    </style:style>
    <style:style style:name="T38" style:family="text">
      <style:text-properties fo:font-weight="normal" officeooo:rsid="002b4940" style:font-weight-asian="normal" style:font-weight-complex="normal"/>
    </style:style>
    <style:style style:name="T39" style:family="text">
      <style:text-properties fo:font-weight="normal" officeooo:rsid="002be949" style:font-weight-asian="normal" style:font-weight-complex="normal"/>
    </style:style>
    <style:style style:name="T40" style:family="text">
      <style:text-properties fo:font-weight="normal" officeooo:rsid="002c020c" style:font-weight-asian="normal" style:font-weight-complex="normal"/>
    </style:style>
    <style:style style:name="T41" style:family="text">
      <style:text-properties fo:font-weight="normal" officeooo:rsid="002d1904" style:font-weight-asian="normal" style:font-weight-complex="normal"/>
    </style:style>
    <style:style style:name="T42" style:family="text">
      <style:text-properties fo:font-weight="normal" officeooo:rsid="002e04e9" style:font-weight-asian="normal" style:font-weight-complex="normal"/>
    </style:style>
    <style:style style:name="T43" style:family="text">
      <style:text-properties fo:font-weight="normal" officeooo:rsid="002f84dd" style:font-weight-asian="normal" style:font-weight-complex="normal"/>
    </style:style>
    <style:style style:name="T44" style:family="text">
      <style:text-properties fo:font-weight="normal" officeooo:rsid="00310462" style:font-weight-asian="normal" style:font-weight-complex="normal"/>
    </style:style>
    <style:style style:name="T45" style:family="text">
      <style:text-properties fo:font-weight="normal" officeooo:rsid="00328a28" style:font-weight-asian="normal" style:font-weight-complex="normal"/>
    </style:style>
    <style:style style:name="T46" style:family="text">
      <style:text-properties fo:font-weight="normal" officeooo:rsid="00347a7d" style:font-weight-asian="normal" style:font-weight-complex="normal"/>
    </style:style>
    <style:style style:name="T47" style:family="text">
      <style:text-properties fo:font-weight="normal" officeooo:rsid="00365ccd" style:font-weight-asian="normal" style:font-weight-complex="normal"/>
    </style:style>
    <style:style style:name="T48" style:family="text">
      <style:text-properties fo:font-weight="normal" officeooo:rsid="00384c19" style:font-weight-asian="normal" style:font-weight-complex="normal"/>
    </style:style>
    <style:style style:name="T49" style:family="text">
      <style:text-properties fo:font-weight="normal" officeooo:rsid="003dd6c2" style:font-weight-asian="normal" style:font-weight-complex="normal"/>
    </style:style>
    <style:style style:name="T50" style:family="text">
      <style:text-properties fo:font-weight="normal" officeooo:rsid="0042c7f9" style:font-weight-asian="normal" style:font-weight-complex="normal"/>
    </style:style>
    <style:style style:name="T51" style:family="text">
      <style:text-properties fo:font-weight="normal" officeooo:rsid="003f3d1b" style:font-weight-asian="normal" style:font-weight-complex="normal"/>
    </style:style>
    <style:style style:name="T52" style:family="text">
      <style:text-properties fo:language="zxx" fo:country="none" fo:font-weight="normal" officeooo:rsid="003dd6c2" style:language-asian="zxx" style:country-asian="none" style:font-weight-asian="normal" style:language-complex="zxx" style:country-complex="none" style:font-weight-complex="normal"/>
    </style:style>
    <style:style style:name="T53" style:family="text">
      <style:text-properties fo:language="zxx" fo:country="none" fo:font-weight="normal" officeooo:rsid="003f3d1b" style:language-asian="zxx" style:country-asian="none" style:font-weight-asian="normal" style:language-complex="zxx" style:country-complex="none" style:font-weight-complex="normal"/>
    </style:style>
    <style:style style:name="T54" style:family="text">
      <style:text-properties fo:language="zxx" fo:country="none" fo:font-weight="normal" officeooo:rsid="0042c7f9" style:language-asian="zxx" style:country-asian="none" style:font-weight-asian="normal" style:language-complex="zxx" style:country-complex="none" style:font-weight-complex="normal"/>
    </style:style>
    <style:style style:name="T55" style:family="text">
      <style:text-properties fo:language="zxx" fo:country="none" officeooo:rsid="000b7df3" style:language-asian="zxx" style:country-asian="none" style:language-complex="zxx" style:country-complex="none"/>
    </style:style>
    <style:style style:name="T56" style:family="text">
      <style:text-properties fo:language="zxx" fo:country="none" officeooo:rsid="004126e8" style:language-asian="zxx" style:country-asian="none" style:language-complex="zxx" style:country-complex="none"/>
    </style:style>
    <style:style style:name="T57" style:family="text">
      <style:text-properties officeooo:rsid="0042c7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2201653855" text:style-name="L1">
        <text:list-item>
          <text:p text:style-name="P21">I prefer PLA.</text:p>
        </text:list-item>
        <text:list-item>
          <text:p text:style-name="P21">Print box.stl and boxLid.stl. Print without support, raft, or brim.</text:p>
        </text:list-item>
        <text:list-item>
          <text:p text:style-name="P21">The lid may be a little tight the first few times you slide it in. <text:span text:style-name="T11">It will loosen with wear.</text:span></text:p>
        </text:list-item>
      </text:list>
      <text:h text:style-name="Heading_20_2" text:outline-level="2">How to Register your Weather Station</text:h>
      <text:list xml:id="list1491037958" text:style-name="L2">
        <text:list-item>
          <text:p text:style-name="P22">Create a free account on Weather Underground, <text:a xlink:type="simple" xlink:href="https://www.wunderground.com/" text:style-name="Internet_20_link" text:visited-style-name="Visited_20_Internet_20_Link">https://www.wunderground.com/</text:a></text:p>
        </text:list-item>
        <text:list-item>
          <text:p text:style-name="P22">Log in to Weather Underground</text:p>
        </text:list-item>
        <text:list-item>
          <text:p text:style-name="P22">Select, under My Profile, My Weather Stations</text:p>
        </text:list-item>
        <text:list-item>
          <text:p text:style-name="P22">On the resulting screen, select the Register with WU tab</text:p>
        </text:list-item>
        <text:list-item>
          <text:p text:style-name="P22">Follow the instructions to register your station, selecting "other" for Station Hardware.</text:p>
        </text:list-item>
        <text:list-item>
          <text:p text:style-name="P24">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22">After a few minutes, power up your new weather station. It should upload the temperature every 10 minutes.</text:p>
        </text:list-item>
      </text:list>
      <text:h text:style-name="P20" text:outline-level="2">Design Notes</text:h>
      <text:list xml:id="list1158627885" text:style-name="L3">
        <text:list-item>
          <text:p text:style-name="P23">Weather Underground takes temperature in degrees Fahrenheit. The code converts from degrees Celsius (the MAX31820 native form) to degrees Fahrenheit <text:span text:style-name="T11">for upload.</text:span></text:p>
        </text:list-item>
        <text:list-item>
          <text:p text:style-name="P28"><text:span text:style-name="T10">My</text:span> box will be put in a very damp environment <text:span text:style-name="T1">(outside, under a balcony).</text:span></text:p>
        </text:list-item>
        <text:list-item>
          <text:p text:style-name="P28">The box <text:span text:style-name="T1">holds</text:span> an ESP8266 Thing Dev board and MAX31820 temperature sensor.</text:p>
        </text:list-item>
        <text:list-item>
          <text:p text:style-name="P28">It <text:span text:style-name="T1">is</text:span> powered by wall-powered USB, <text:span text:style-name="T1">plugged into a nearby all-weather socket. My power supply is sheltered from the rain, so it should work fine. It will be interesting to see how it fares this winter. Update: it worked without problems.</text:span></text:p>
        </text:list-item>
        <text:list-item>
          <text:p text:style-name="P27"><text:span text:style-name="T10">I created a slight slope to the top and bottom of the box by doing a </text:span><text:span text:style-name="T55">S</text:span><text:span text:style-name="T56">weep</text:span><text:span text:style-name="T10"> operation. The slight slope should help keep water from pooling on the top of the box.</text:span></text:p>
        </text:list-item>
        <text:list-item>
          <text:p text:style-name="P25"><text:soft-page-break/>The holes in the bottom lid of the box will pass the USB wire and the wires for the MAX31820.</text:p>
        </text:list-item>
        <text:list-item>
          <text:p text:style-name="P28">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29">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29">From the tip of the ESP8266 board to the flexible part of the USB cable is 100 mm, so <text:span text:style-name="T10">I made</text:span> the box <text:span text:style-name="T10">about </text:span>100 mm tall.</text:p>
        </text:list-item>
        <text:list-item>
          <text:p text:style-name="P30">The ESP8266 spec claims an operating temperature range of -40°~125° C, so we shouldn't have any trouble with low or high ambient temperatures here.</text:p>
        </text:list-item>
      </text:list>
      <text:h text:style-name="Heading_20_2" text:outline-level="2">Soldering the circuit</text:h>
      <text:list xml:id="list1888870136" text:style-name="L4">
        <text:list-item>
          <text:p text:style-name="P26">Solder the headers to the ESP8266.</text:p>
        </text:list-item>
        <text:list-item>
          <text:p text:style-name="P26">Trim and bend the ends of the 4.7K Ohm resistor so it just fits with one end plugged into ESP8266 3.3V pin and the other into the data pin (labeled "4" on the ESP8266).</text:p>
        </text:list-item>
        <text:list-item>
          <text:p text:style-name="P26">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26">Cut 3 short pieces of heat shrink tubing. Slide one over each of the wires, to cover the soldered parts. Use a heat gun to shrink the tubing.</text:p>
        </text:list-item>
        <text:list-item>
          <text:p text:style-name="P26">Solder the yellow data wire to the data (pin 4) side of the resistor.</text:p>
        </text:list-item>
        <text:list-item>
          <text:p text:style-name="P26">Solder the red power wire to the power (3.3V) side of the resistor.</text:p>
        </text:list-item>
        <text:list-item>
          <text:p text:style-name="P26">Cut the black wire to length and plug it into the GND pin on the ESP8266.</text:p>
        </text:list-item>
      </text:list>
      <text:h text:style-name="P20" text:outline-level="2">Diary</text:h>
      <text:p text:style-name="P31"><text:span text:style-name="T13">O</text:span><text:span text:style-name="T18">ctober 2</text:span><text:span text:style-name="T17">9</text:span><text:span text:style-name="T51"> – the redesigned FreeCAD file </text:span><text:span text:style-name="T53">p</text:span><text:span text:style-name="T54">rints and works great. I tightened the lid clearance so it won't fall out so easily.</text:span></text:p>
      <text:p text:style-name="P19"><text:span text:style-name="T13">O</text:span><text:span text:style-name="T16">ctober 27, 2020</text:span><text:span text:style-name="T49"> – Autodesk changed the License terms for Fusion 360, so I'm switching back to </text:span><text:span text:style-name="T52">FreeCAD, which is open source. I'm redesigning the weather station box from scratch to hopefully make a simpler design.</text:span></text:p>
      <text:p text:style-name="P18"><text:span text:style-name="T13">D</text:span><text:span text:style-name="T12">ecember 7</text:span><text:span text:style-name="T19"> – Printed the Weather Station box. It works fine. Replaced the FreeCAD design file with a Fusion 360 design file; updated the .stl files.</text:span></text:p>
      <text:p text:style-name="P17"><text:span text:style-name="T13">D</text:span><text:span text:style-name="T12">ecember 6</text:span><text:span text:style-name="T19"> - <text:s/>Finished</text:span><text:span text:style-name="T48"> </text:span><text:span text:style-name="T19">the first draft of</text:span><text:span text:style-name="T48"> the 3D printed </text:span><text:span text:style-name="T19">Weather Station </text:span><text:span text:style-name="T48">box in Fusion 360. </text:span><text:span text:style-name="T19">It's ready to print.</text:span></text:p>
      <text:p text:style-name="P14"><text:span text:style-name="T13">D</text:span><text:span text:style-name="T12">ecember 5</text:span><text:span text:style-name="T19"> – Corrected the current time (millis()) to be unsigned long to match the return value from millis() and to correct some time rollover problems. </text:span><text:span text:style-name="T38">It seems the code was correct; all I had to do was correct the declaration of nowMs.<text:line-break/><text:tab/></text:span><text:span text:style-name="T39">Did some simple addition of an offset to the millis() result to test time rollover behavior of the time between Posts code. </text:span><text:span text:style-name="T40">It succeeded.<text:line-break/><text:tab/></text:span><text:span text:style-name="T41">Started working on the fix for the station not working if the WiFi Access Point is not available </text:span><text:soft-page-break/><text:span text:style-name="T41">at ESP8266 powerup. Ran the HTTPSRequest Sketch (see notes below), testing the case of the AP not being up at startup (turning on after 5 minutes) – the ESP8266 library worked fine. </text:span><text:span text:style-name="T42">Added</text:span><text:span text:style-name="T41"> a State to the state machine that's for Waiting For Access Point. </text:span><text:span text:style-name="T42">Tried it out: it successfully handled powering up followed by the Access Point powering up a minute later.<text:line-break/><text:tab/></text:span><text:span text:style-name="T43">Wrote a simple UrlEncoder and a unit test for it. The output is:</text:span></text:p>
      <text:p text:style-name="P15">Output should be URL Encoded 0x01 through 0xff</text:p>
      <text:p text:style-name="P15">%01%02%03%04%05%06%07%08%09%0A%0B%0C%0D%0E%0F%00%01%02%03%04%05%06%07%08%09%0A%0B%0C%0D%0E%0F%00%01%02%03%04%05%06%07%08%09%0A%0B%0C%0D%0E%0F...</text:p>
      <text:p text:style-name="P16"><text:span text:style-name="T19">So it looks like the upper digit isn't coming out correctly. </text:span><text:span text:style-name="T44">It was a simple typo of &gt;&gt;8 instead of &gt;&gt;4. Fixed that and it ran fine.<text:line-break/><text:tab/></text:span><text:span text:style-name="T45">Tested the normal running of the Sketch; </text:span><text:span text:style-name="T46">the upload failed with "Unauthorized". So something's wrong with the urlencodedcat() use. </text:span><text:span text:style-name="T47">Added a debug print of the Post content: the station ID and password look like they weren't null terminated: they contain piles of garbage characters. Read the function and found I'd forgotten to null terminate the output. Fixed that and the upload worked.<text:line-break/><text:tab/></text:span><text:span text:style-name="T48">Started recreating the station 3D printed box in Fusion 360. The basic box and nail loops went together quickly. Took several tries at the slot for the case's bottom; I need to do one more try from scratch.</text:span></text:p>
      <text:p text:style-name="P13"><text:span text:style-name="T13">D</text:span><text:span text:style-name="T14">ecember 4, 2019</text:span><text:span text:style-name="T23"> – Ran the weather station in my office. Changed the EEPROM to talk to the local SSID rather than the garage SSID. </text:span><text:span text:style-name="T21">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22">Searched in vain for the Weather Underground Personal Weather Station protocol specification on the Weather Underground site. </text:span><text:span text:style-name="T21"><text:line-break/><text:tab/></text:span><text:span text:style-name="T22">Tried manually accessing the station update url of </text:span><text:a xlink:type="simple" xlink:href="https://weatherstation.wunderground.com/weatherstation/updateweatherstation.php" text:style-name="Internet_20_link" text:visited-style-name="Visited_20_Internet_20_Link"><text:span text:style-name="T22">https://weatherstation.wunderground.com/weatherstation/updateweatherstation.php</text:span></text:a><text:span text:style-name="T22">,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22">https://feedback.weather.com/customer/en/portal/articles/2924682-pws-upload-protocol?b_id=17298</text:span></text:a><text:span text:style-name="T22">, </text:span><text:span text:style-name="T29">last updated June 2019</text:span><text:span text:style-name="T22">. </text:span><text:span text:style-name="T29">The protocol documented there seems unchanged.</text:span><text:span text:style-name="T24"><text:line-break/><text:tab/></text:span><text:span text:style-name="T25">Put the new update site in the code and tried it. </text:span><text:span text:style-name="T26">Same error. </text:span><text:span text:style-name="T27">Tried HTTP instead of HTTPS. </text:span><text:span text:style-name="T28">Tried connecting to </text:span><text:span text:style-name="T29">google.com</text:span><text:span text:style-name="T28"> via SSL. Same error, which suggests the problem is not the protocol, but is something to do with the network stack on the ESP8266.<text:line-break/><text:tab/></text:span><text:span text:style-name="T30">Started reading the ESP8266 WiFi documentation, and found the WiFiClientSecure constructor is active, and should (likely) be constructed during setup() rather than at global variable initialization time before setup() is called. </text:span><text:span text:style-name="T31">Changed doHttpsPost() to construct client each time it's called. No change.<text:line-break/><text:tab/>Decided I need to back up and get a simple web client working again. </text:span><text:span text:style-name="T32">Successfully ran the ESP8266 BasicHTTPSClient.ino example, so that shows the board works, but that code is very different than what this Sketch uses.<text:line-break/><text:tab/></text:span><text:span text:style-name="T33">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33">https://github.com/esp8266/Arduino/blob/master/libraries/ESP8266WiFi/examples/HTTPSRequest/HTTPSRequest.ino</text:span></text:a><text:span text:style-name="T33">, which uses the same API as this Sketch does/did. </text:span><text:span text:style-name="T34">The big difference is that the working code uses client.fingerprint() to set the SSL fingerprint to use, while the non-working code uses the – </text:span><text:span text:style-name="T35">very </text:span><text:span text:style-name="T34">suspect – client.verify(</text:span><text:span text:style-name="T36">fingerprint, host</text:span><text:span text:style-name="T34">).<text:line-break/><text:tab/>Updated the fingerprint setting </text:span><text:span text:style-name="T35">code</text:span><text:span text:style-name="T34">, corrected the fingerprint for the upload </text:span><text:span text:style-name="T35">site</text:span><text:span text:style-name="T34"> – which was not the same as the one for the main wunderground.com site – and the Sketch successfully uploaded the </text:span><text:soft-page-break/><text:span text:style-name="T34">temperature!<text:line-break/><text:tab/></text:span><text:span text:style-name="T37">Implemented corrections to a few easy issues listed in this project's github repository.</text:span></text:p>
      <text:p text:style-name="P12"><text:span text:style-name="T13">D</text:span><text:span text:style-name="T12">ecember 1, 2019</text:span><text:span text:style-name="T19"> – I took the station </text:span><text:span text:style-name="T20">down</text:span><text:span text:style-name="T19">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9">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 </text:span><text:span text:style-name="T15">2017</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text:span><text:soft-page-break/><text:span text:style-name="T6">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8H49M6S</meta:editing-duration>
    <meta:editing-cycles>47</meta:editing-cycles>
    <meta:generator>LibreOffice/6.3.5.2$Windows_X86_64 LibreOffice_project/dd0751754f11728f69b42ee2af66670068624673</meta:generator>
    <dc:date>2020-10-29T20:26:51.672000000</dc:date>
    <meta:document-statistic meta:table-count="0" meta:image-count="0" meta:object-count="0" meta:page-count="5" meta:paragraph-count="55" meta:word-count="2070" meta:character-count="12335" meta:non-whitespace-character-count="10306"/>
    <meta:user-defined meta:name="Info 1"/>
    <meta:user-defined meta:name="Info 2"/>
    <meta:user-defined meta:name="Info 3"/>
    <meta:user-defined meta:name="Info 4"/>
  </office:meta>
</office:document-meta>
</file>